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8358d" officeooo:paragraph-rsid="0018358d"/>
    </style:style>
    <style:style style:name="P2" style:family="paragraph" style:parent-style-name="Standard" style:list-style-name="L1">
      <style:paragraph-properties fo:text-align="justify" style:justify-single-word="false"/>
      <style:text-properties style:font-name="Arial" officeooo:rsid="0018358d" officeooo:paragraph-rsid="0018358d"/>
    </style:style>
    <style:style style:name="P3" style:family="paragraph" style:parent-style-name="Standard" style:list-style-name="L1">
      <style:paragraph-properties fo:text-align="justify" style:justify-single-word="false"/>
      <style:text-properties style:font-name="Arial" officeooo:rsid="001a05fe" officeooo:paragraph-rsid="001a05fe"/>
    </style:style>
    <style:style style:name="P4" style:family="paragraph" style:parent-style-name="Standard">
      <style:paragraph-properties fo:text-align="justify" style:justify-single-word="false"/>
      <style:text-properties style:font-name="Arial" fo:font-size="15pt" fo:font-weight="bold" officeooo:rsid="001d7e06" officeooo:paragraph-rsid="001d7e06" style:font-size-asian="15pt" style:font-weight-asian="bold" style:font-size-complex="15pt" style:font-weight-complex="bold"/>
    </style:style>
    <style:style style:name="P5" style:family="paragraph" style:parent-style-name="Standard" style:list-style-name="L1">
      <style:paragraph-properties fo:text-align="justify" style:justify-single-word="false"/>
      <style:text-properties style:font-name="Arial" officeooo:rsid="001b4625" officeooo:paragraph-rsid="001b4625"/>
    </style:style>
    <style:style style:name="P6" style:family="paragraph" style:parent-style-name="Standard" style:list-style-name="L1">
      <style:paragraph-properties fo:text-align="justify" style:justify-single-word="false"/>
      <style:text-properties style:font-name="Arial" officeooo:rsid="001b4625" officeooo:paragraph-rsid="001d6531"/>
    </style:style>
    <style:style style:name="P7" style:family="paragraph" style:parent-style-name="Standard" style:list-style-name="L1">
      <style:paragraph-properties fo:text-align="justify" style:justify-single-word="false"/>
      <style:text-properties style:font-name="Arial" officeooo:rsid="001bc27a" officeooo:paragraph-rsid="001bc27a"/>
    </style:style>
    <style:style style:name="P8" style:family="paragraph" style:parent-style-name="Standard" style:list-style-name="L1">
      <style:paragraph-properties fo:text-align="justify" style:justify-single-word="false"/>
      <style:text-properties style:font-name="Arial" officeooo:rsid="001bc27a" officeooo:paragraph-rsid="001d6531"/>
    </style:style>
    <style:style style:name="P9" style:family="paragraph" style:parent-style-name="Standard">
      <style:paragraph-properties fo:text-align="justify" style:justify-single-word="false"/>
      <style:text-properties style:font-name="Arial" officeooo:rsid="001bc27a" officeooo:paragraph-rsid="001bc27a"/>
    </style:style>
    <style:style style:name="P10" style:family="paragraph" style:parent-style-name="Standard">
      <style:paragraph-properties fo:text-align="justify" style:justify-single-word="false"/>
      <style:text-properties style:font-name="Arial" officeooo:rsid="001d7e06" officeooo:paragraph-rsid="0018358d"/>
    </style:style>
    <style:style style:name="P11" style:family="paragraph" style:parent-style-name="Standard">
      <style:paragraph-properties fo:text-align="justify" style:justify-single-word="false"/>
      <style:text-properties style:font-name="Arial" officeooo:rsid="001d7e06" officeooo:paragraph-rsid="001d7e06"/>
    </style:style>
    <style:style style:name="P12" style:family="paragraph" style:parent-style-name="Standard" style:list-style-name="L2">
      <style:paragraph-properties fo:text-align="justify" style:justify-single-word="false"/>
      <style:text-properties style:font-name="Arial" officeooo:rsid="001d7e06" officeooo:paragraph-rsid="001d7e06"/>
    </style:style>
    <style:style style:name="T1" style:family="text">
      <style:text-properties officeooo:rsid="001a05fe"/>
    </style:style>
    <style:style style:name="T2" style:family="text">
      <style:text-properties officeooo:rsid="001bc27a"/>
    </style:style>
    <style:style style:name="T3" style:family="text">
      <style:text-properties officeooo:rsid="001d6531"/>
    </style:style>
    <style:style style:name="T4" style:family="text">
      <style:text-properties fo:font-size="15pt" fo:font-weight="bold" style:font-size-asian="15pt" style:font-weight-asian="bold" style:font-size-complex="15pt" style:font-weight-complex="bold"/>
    </style:style>
    <style:style style:name="T5" style:family="text">
      <style:text-properties officeooo:rsid="001ecc64"/>
    </style:style>
    <style:style style:name="T6" style:family="text">
      <style:text-properties officeooo:rsid="001fa5ed"/>
    </style:style>
    <style:style style:name="T7" style:family="text">
      <style:text-properties fo:font-weight="bold" style:font-weight-asian="bold" style:font-weight-complex="bold"/>
    </style:style>
    <style:style style:name="T8" style:family="text">
      <style:text-properties fo:font-weight="bold" officeooo:rsid="001d6531" style:font-weight-asian="bold" style:font-weight-complex="bold"/>
    </style:style>
    <style:style style:name="T9" style:family="text">
      <style:text-properties fo:font-weight="bold" officeooo:rsid="001bc27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ctualización del conocimiento:</text:span></text:p>
      <text:p text:style-name="P10"/>
      <text:p text:style-name="P1">El agente recibe la percepción del entorno, y a partir de eso crea conocimientos nuevos sobre el mismo, o actualiza los que ya tiene. Para esto recorre su base de conocimiento, y según el caso lleva a cabo una acción diferente. Los casos son:</text:p>
      <text:p text:style-name="P1"/>
      <text:list xml:id="list20121137736532456" text:style-name="L1">
        <text:list-item>
          <text:p text:style-name="P8">Todos los nodos <text:span text:style-name="T3">(</text:span><text:span text:style-name="T8">node/3</text:span><text:span text:style-name="T3">)</text:span> percibidos en el entorno son agregados a la base de conocimiento. <text:span text:style-name="T3">Cada vez que se perciben nuevos nodos estos son agregados, excluyendo así los nodos ya conocidos.</text:span></text:p>
        </text:list-item>
        <text:list-item>
          <text:p text:style-name="P2">La información del tiempo <text:span text:style-name="T3">(</text:span><text:span text:style-name="T8">time/1</text:span><text:span text:style-name="T3">)</text:span> la vuelve a establecer con cada nueva percepción, <text:span text:style-name="T1">ya que esta se actualiza con cada percepción, y tiene acceso a esta cada vez.</text:span></text:p>
        </text:list-item>
        <text:list-item>
          <text:p text:style-name="P2">La descripción <text:span text:style-name="T3">(</text:span><text:span text:style-name="T8">entity_descr/2</text:span><text:span text:style-name="T3">)</text:span> que tiene sobre si mismo tambien la vuelve a establecer con cada nueva percepción, ya que de esta <text:span text:style-name="T1">recibe información actualizada con cada percepción.</text:span></text:p>
        </text:list-item>
        <text:list-item>
          <text:p text:style-name="P3">Con la descripción <text:span text:style-name="T3">(</text:span><text:span text:style-name="T8">entity_descr/2</text:span><text:span text:style-name="T3">)</text:span> de todos los demás elementos del entorno lo que hace es actualizarla cada vez que recibe nueva información sobre un elemento especifico, manteniendo la última información obtenida hasta ese momento. <text:span text:style-name="T3">En el caso de que esta sea percibida por primera vez simplemente es agregada a la base de conocimiento.</text:span></text:p>
        </text:list-item>
        <text:list-item>
          <text:p text:style-name="P6">Cada vez que una entidad o un objeto es percibida y <text:span text:style-name="T2">actualizada la información sobre la misma en</text:span> la base de conocimiento, también se agrega información sobre el último momento en que se lo percibió <text:span text:style-name="T2">(</text:span><text:span text:style-name="T9">lastSeen/2</text:span><text:span text:style-name="T2">)</text:span>.</text:p>
        </text:list-item>
        <text:list-item>
          <text:p text:style-name="P3">La información sobre la posición <text:span text:style-name="T3">(</text:span><text:span text:style-name="T8">at/2</text:span><text:span text:style-name="T3">)</text:span> de los elementos dentro del entorno contempla varios casos, siendo estos:</text:p>
          <text:list>
            <text:list-item>
              <text:p text:style-name="P3">Si se tenía conocimiento de que un objeto se encontraba en posesión de una entidad, pero se lo vió en el mapa, entonces esta información es actualizada con esta última percepción.</text:p>
            </text:list-item>
            <text:list-item>
              <text:p text:style-name="P3">Si se tenía conocimiento de que un objeto se encontraba en una posición del mapa, pero se lo vió en otra posición, entonces esta información es actualizada con esta última percepción. <text:span text:style-name="T3">Este caso también incluye el caso en el cual el objeto se encuentra en la misma posición del mapa, actualizando la información sobre la última vez que se lo vió (</text:span><text:span text:style-name="T8">lastSeen/2</text:span><text:span text:style-name="T3">).</text:span></text:p>
            </text:list-item>
            <text:list-item>
              <text:p text:style-name="P3">Si se ve un objeto por primera vez en una posición del mapa, sin tener conocimiento previo de este, entonces se agrega esta información a la base de conocimiento.</text:p>
            </text:list-item>
            <text:list-item>
              <text:p text:style-name="P5">Si se tenía conocimiento de que un objeto se encontraba en una posición del mapa, pero al volver a percibir esa posición este no se encuentra más ahí, entonces se elimina esta información de la base de conocimiento.</text:p>
            </text:list-item>
            <text:list-item>
              <text:p text:style-name="P7">Con cada actualización de la posición medida a partir del nodo (<text:span text:style-name="T7">at/2</text:span>) en el que se encuentra una entidad o un objeto, también es actualizada la posición medida a partir de vectores (<text:span text:style-name="T7">atPos/2</text:span>).</text:p>
            </text:list-item>
          </text:list>
        </text:list-item>
        <text:list-item>
          <text:p text:style-name="P5">La información sobre la posesión <text:span text:style-name="T3">(</text:span><text:span text:style-name="T8">has/2</text:span><text:span text:style-name="T3">)</text:span> de los objetos por las distintas entidades contempla varios casos, siendo estos:</text:p>
          <text:list>
            <text:list-item>
              <text:p text:style-name="P5">Si se tenía conocimiento de que un objeto se encontraba en una posición del mapa, pero se lo vió siendo poseido por una entidad, entonces esta información es actualizada con esta última percepción.</text:p>
            </text:list-item>
            <text:list-item>
              <text:p text:style-name="P5">Si se tenía conocimiento de que un objeto se encontraba en posesión de una entidad, pero se lo vió en posesión de otra entidad, entonces esta información es actualizada con este última percepción. <text:span text:style-name="T3">Este caso también incluye el caso en </text:span><text:soft-page-break/><text:span text:style-name="T3">el cual el objeto se encuentra en posesión de la misma entidad, actualizando la información sobre la útlima vez que se lo vió (</text:span><text:span text:style-name="T8">lastSeen/2</text:span><text:span text:style-name="T3">).</text:span></text:p>
            </text:list-item>
            <text:list-item>
              <text:p text:style-name="P5">Si se ve un objeto por primera vez en posesión de una entidad, sin tener conocimiento previo de este, entonces se agrega esta información a la base de conocimiento.</text:p>
            </text:list-item>
            <text:list-item>
              <text:p text:style-name="P5">Si se tenía conocimiento de que un objeto se encontraba en posesión de una entidad, pero al volver a percibir esta entidad esta no lo posee más, entonces se elimina esta información de la base de conocimiento.</text:p>
            </text:list-item>
          </text:list>
        </text:list-item>
      </text:list>
      <text:p text:style-name="P9"/>
      <text:p text:style-name="P11">La información del conocimiento del agente solamente es modificada dentro del módulo <text:span text:style-name="T7">module_beliefs_update</text:span>, siendo así consistente con el enunciado.</text:p>
      <text:p text:style-name="P11"/>
      <text:p text:style-name="P4">Decisión de las acciones:</text:p>
      <text:p text:style-name="P11"/>
      <text:p text:style-name="P11">Dentro de la toma de decisiones del agente, algunas modificaciónes fueron realizadas, agregando nuevas acciones con distintas prioridades, estas son:</text:p>
      <text:p text:style-name="P11"/>
      <text:list xml:id="list4365271287935095144" text:style-name="L2">
        <text:list-item>
          <text:p text:style-name="P12">Cuando el agente se encuentra en la posición de una posada en la cual no tiene la entrada prohibida, se mantendrá en la misma para regenerar su salud hasta haber alcanzado el máximo.</text:p>
        </text:list-item>
        <text:list-item>
          <text:p text:style-name="P12">En caso de que el agente estuviese siguiendo un plan hacia una posición, pero es movido de su camino por otro agente, entonces se verifica si se puede seguir ese camino, y en caso contrario se frena y se elimina ese plan, para así poder buscar un nuevo plan.</text:p>
        </text:list-item>
        <text:list-item>
          <text:p text:style-name="P12">Si el agente tiene un plan sin finalizar, entonces seguirá el plan hasta alcanzarlo, <text:span text:style-name="T6">a menos que suceda alguno de los casos anteriores.</text:span></text:p>
        </text:list-item>
        <text:list-item>
          <text:p text:style-name="P12">En caso de no tener ningun plan, entonces buscará un nuevo plan, teniendo como prioridad ir hacia una posada a regenerar su salud en caso de que esta haya alcanzado un número límite, tomando como objetivo las posadas en las que no tiene la entrada prohibida. En segundo caso su objetivo será ir tomar las monedas que se encuentran dispersas por el mapa. <text:span text:style-name="T5">Toda esta información es tomada de su base de conocimiento, y para moverse eficientemente por el entorno hace uso del algoritmo de busqueda 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00:34:39.734000000</meta:creation-date>
    <dc:date>2017-10-09T02:04:52.928000000</dc:date>
    <meta:editing-duration>PT17M46S</meta:editing-duration>
    <meta:editing-cycles>5</meta:editing-cycles>
    <meta:generator>LibreOffice/5.2.7.2$Windows_X86_64 LibreOffice_project/2b7f1e640c46ceb28adf43ee075a6e8b8439ed10</meta:generator>
    <meta:document-statistic meta:table-count="0" meta:image-count="0" meta:object-count="0" meta:page-count="2" meta:paragraph-count="25" meta:word-count="868" meta:character-count="5049" meta:non-whitespace-character-count="4226"/>
  </office:meta>
</office:document-meta>
</file>